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2d12" officeooo:paragraph-rsid="00202d12"/>
    </style:style>
    <style:style style:name="P2" style:family="paragraph" style:parent-style-name="Standard">
      <style:text-properties officeooo:rsid="00202d12" officeooo:paragraph-rsid="0023bc08"/>
    </style:style>
    <style:style style:name="P3" style:family="paragraph" style:parent-style-name="Standard">
      <style:text-properties officeooo:rsid="00202d12" officeooo:paragraph-rsid="00256754"/>
    </style:style>
    <style:style style:name="P4" style:family="paragraph" style:parent-style-name="Standard">
      <style:text-properties officeooo:rsid="00202d12" officeooo:paragraph-rsid="0028d31e"/>
    </style:style>
    <style:style style:name="P5" style:family="paragraph" style:parent-style-name="Standard">
      <style:text-properties fo:font-weight="bold" officeooo:rsid="00202d12" officeooo:paragraph-rsid="00202d12" style:font-weight-asian="bold" style:font-weight-complex="bold"/>
    </style:style>
    <style:style style:name="P6" style:family="paragraph" style:parent-style-name="Standard">
      <style:text-properties fo:font-weight="bold" officeooo:rsid="0026dda9" officeooo:paragraph-rsid="0026dda9" style:font-weight-asian="bold" style:font-weight-complex="bold"/>
    </style:style>
    <style:style style:name="P7" style:family="paragraph" style:parent-style-name="Standard">
      <style:text-properties officeooo:paragraph-rsid="00202d12"/>
    </style:style>
    <style:style style:name="P8" style:family="paragraph" style:parent-style-name="Standard">
      <style:text-properties officeooo:rsid="0023bc08" officeooo:paragraph-rsid="0023bc08"/>
    </style:style>
    <style:style style:name="P9" style:family="paragraph" style:parent-style-name="Standard">
      <style:text-properties officeooo:paragraph-rsid="0023bc08"/>
    </style:style>
    <style:style style:name="P10" style:family="paragraph" style:parent-style-name="Standard">
      <style:text-properties fo:font-weight="normal" officeooo:rsid="00202d12" officeooo:paragraph-rsid="0023bc08" style:font-weight-asian="normal" style:font-weight-complex="normal"/>
    </style:style>
    <style:style style:name="P11" style:family="paragraph" style:parent-style-name="Standard">
      <style:text-properties officeooo:paragraph-rsid="0026dda9"/>
    </style:style>
    <style:style style:name="P12" style:family="paragraph" style:parent-style-name="Standard">
      <style:text-properties officeooo:paragraph-rsid="0027cb7c"/>
    </style:style>
    <style:style style:name="P13" style:family="paragraph" style:parent-style-name="Standard">
      <style:text-properties officeooo:paragraph-rsid="002951d0"/>
    </style:style>
    <style:style style:name="P14" style:family="paragraph" style:parent-style-name="Standard">
      <style:paragraph-properties fo:text-align="justify" style:justify-single-word="false"/>
      <style:text-properties officeooo:paragraph-rsid="002aee20"/>
    </style:style>
    <style:style style:name="P15" style:family="paragraph" style:parent-style-name="Standard">
      <style:text-properties officeooo:rsid="00202d12" officeooo:paragraph-rsid="00202d12"/>
    </style:style>
    <style:style style:name="P16" style:family="paragraph" style:parent-style-name="Standard">
      <style:text-properties officeooo:rsid="0028d31e" officeooo:paragraph-rsid="0028d31e"/>
    </style:style>
    <style:style style:name="P17" style:family="paragraph" style:parent-style-name="Standard">
      <style:text-properties fo:font-weight="bold" officeooo:rsid="00202d12" officeooo:paragraph-rsid="00202d12" style:font-weight-asian="bold" style:font-weight-complex="bold"/>
    </style:style>
    <style:style style:name="P18" style:family="paragraph" style:parent-style-name="Standard">
      <style:text-properties fo:font-weight="bold" officeooo:rsid="0023bc08" officeooo:paragraph-rsid="0023bc08" style:font-weight-asian="bold" style:font-weight-complex="bold"/>
    </style:style>
    <style:style style:name="P19" style:family="paragraph" style:parent-style-name="Standard">
      <style:text-properties fo:font-weight="bold" officeooo:rsid="002951d0" officeooo:paragraph-rsid="002951d0" style:font-weight-asian="bold" style:font-weight-complex="bold"/>
    </style:style>
    <style:style style:name="P20" style:family="paragraph" style:parent-style-name="Standard">
      <style:text-properties officeooo:rsid="0023bc08" officeooo:paragraph-rsid="0023bc08"/>
    </style:style>
    <style:style style:name="P21" style:family="paragraph" style:parent-style-name="Standard">
      <style:text-properties officeooo:rsid="0023bc08" officeooo:paragraph-rsid="003e97d7"/>
    </style:style>
    <style:style style:name="P22" style:family="paragraph" style:parent-style-name="Standard">
      <style:text-properties officeooo:rsid="002951d0" officeooo:paragraph-rsid="002951d0"/>
    </style:style>
    <style:style style:name="P23" style:family="paragraph" style:parent-style-name="Standard">
      <style:text-properties fo:color="#c9211e" officeooo:rsid="0023bc08" officeooo:paragraph-rsid="0023bc08"/>
    </style:style>
    <style:style style:name="P24" style:family="paragraph" style:parent-style-name="Standard">
      <style:text-properties officeooo:paragraph-rsid="002ca2e7"/>
    </style:style>
    <style:style style:name="P25" style:family="paragraph" style:parent-style-name="Standard">
      <style:text-properties officeooo:paragraph-rsid="00319e4c"/>
    </style:style>
    <style:style style:name="P26" style:family="paragraph" style:parent-style-name="Standard">
      <style:text-properties officeooo:paragraph-rsid="0032337b"/>
    </style:style>
    <style:style style:name="P27" style:family="paragraph" style:parent-style-name="Standard">
      <style:text-properties officeooo:paragraph-rsid="0033fe55"/>
    </style:style>
    <style:style style:name="P28" style:family="paragraph" style:parent-style-name="Standard">
      <style:text-properties officeooo:paragraph-rsid="00342b78"/>
    </style:style>
    <style:style style:name="P29" style:family="paragraph" style:parent-style-name="Standard">
      <style:text-properties officeooo:paragraph-rsid="0035005b"/>
    </style:style>
    <style:style style:name="P30" style:family="paragraph" style:parent-style-name="Standard">
      <style:text-properties officeooo:paragraph-rsid="00351db6"/>
    </style:style>
    <style:style style:name="P31" style:family="paragraph" style:parent-style-name="Standard">
      <style:text-properties officeooo:paragraph-rsid="00355db6"/>
    </style:style>
    <style:style style:name="P32" style:family="paragraph" style:parent-style-name="Standard">
      <style:text-properties officeooo:paragraph-rsid="00370521"/>
    </style:style>
    <style:style style:name="P33" style:family="paragraph" style:parent-style-name="Standard">
      <style:text-properties officeooo:paragraph-rsid="0027cb7c"/>
    </style:style>
    <style:style style:name="P34" style:family="paragraph" style:parent-style-name="Standard">
      <style:text-properties officeooo:paragraph-rsid="00384c8f"/>
    </style:style>
    <style:style style:name="P35" style:family="paragraph" style:parent-style-name="Standard">
      <style:text-properties officeooo:paragraph-rsid="003f3d48"/>
    </style:style>
    <style:style style:name="T1" style:family="text">
      <style:text-properties fo:color="#808080" fo:font-style="italic" style:text-underline-style="solid" style:text-underline-width="auto" style:text-underline-color="font-color" officeooo:rsid="00202d12" style:font-style-asian="italic" style:font-style-complex="italic"/>
    </style:style>
    <style:style style:name="T2" style:family="text">
      <style:text-properties fo:color="#808080" fo:font-style="italic" style:text-underline-style="solid" style:text-underline-width="auto" style:text-underline-color="font-color" officeooo:rsid="00256754" style:font-style-asian="italic" style:font-style-complex="italic"/>
    </style:style>
    <style:style style:name="T3" style:family="text">
      <style:text-properties fo:color="#808080" fo:font-style="italic" style:text-underline-style="solid" style:text-underline-width="auto" style:text-underline-color="font-color" officeooo:rsid="002aee20" style:font-style-asian="italic" style:font-style-complex="italic"/>
    </style:style>
    <style:style style:name="T4" style:family="text">
      <style:text-properties fo:color="#808080" style:text-underline-style="solid" style:text-underline-width="auto" style:text-underline-color="font-color" officeooo:rsid="00256754"/>
    </style:style>
    <style:style style:name="T5" style:family="text">
      <style:text-properties officeooo:rsid="00202d12"/>
    </style:style>
    <style:style style:name="T6" style:family="text">
      <style:text-properties officeooo:rsid="0023bc0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bc08" style:font-weight-asian="bold" style:font-weight-complex="bold"/>
    </style:style>
    <style:style style:name="T9" style:family="text">
      <style:text-properties fo:font-weight="bold" officeooo:rsid="0025d191" style:font-weight-asian="bold" style:font-weight-complex="bold"/>
    </style:style>
    <style:style style:name="T10" style:family="text">
      <style:text-properties fo:font-weight="bold" officeooo:rsid="0026dda9" style:font-weight-asian="bold" style:font-weight-complex="bold"/>
    </style:style>
    <style:style style:name="T11" style:family="text">
      <style:text-properties fo:font-weight="bold" officeooo:rsid="0027cb7c" style:font-weight-asian="bold" style:font-weight-complex="bold"/>
    </style:style>
    <style:style style:name="T12" style:family="text">
      <style:text-properties fo:font-weight="bold" officeooo:rsid="002875b0" style:font-weight-asian="bold" style:font-weight-complex="bold"/>
    </style:style>
    <style:style style:name="T13" style:family="text">
      <style:text-properties fo:font-weight="bold" officeooo:rsid="0028d31e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5d191"/>
    </style:style>
    <style:style style:name="T16" style:family="text">
      <style:text-properties officeooo:rsid="0026dda9"/>
    </style:style>
    <style:style style:name="T17" style:family="text">
      <style:text-properties officeooo:rsid="0027cb7c"/>
    </style:style>
    <style:style style:name="T18" style:family="text">
      <style:text-properties officeooo:rsid="002875b0"/>
    </style:style>
    <style:style style:name="T19" style:family="text">
      <style:text-properties officeooo:rsid="0028d31e"/>
    </style:style>
    <style:style style:name="T20" style:family="text">
      <style:text-properties officeooo:rsid="002951d0"/>
    </style:style>
    <style:style style:name="T21" style:family="text">
      <style:text-properties officeooo:rsid="002aee20"/>
    </style:style>
    <style:style style:name="T22" style:family="text">
      <style:text-properties fo:color="#c9211e" officeooo:rsid="002e282d"/>
    </style:style>
    <style:style style:name="T23" style:family="text">
      <style:text-properties fo:color="#c9211e" officeooo:rsid="002f3cad"/>
    </style:style>
    <style:style style:name="T24" style:family="text">
      <style:text-properties fo:color="#c9211e" officeooo:rsid="003139a5"/>
    </style:style>
    <style:style style:name="T25" style:family="text">
      <style:text-properties fo:color="#c9211e" style:font-name="Arial" fo:font-size="10pt" officeooo:rsid="002f3cad"/>
    </style:style>
    <style:style style:name="T26" style:family="text">
      <style:text-properties fo:color="#c9211e" style:font-name="Arial" fo:font-size="10pt" officeooo:rsid="003139a5"/>
    </style:style>
    <style:style style:name="T27" style:family="text">
      <style:text-properties fo:color="#c9211e" style:font-name="Arial" fo:font-size="10pt" officeooo:rsid="00355db6"/>
    </style:style>
    <style:style style:name="T28" style:family="text">
      <style:text-properties fo:color="#c9211e" style:font-name="Arial" fo:font-size="10pt" officeooo:rsid="003a4999"/>
    </style:style>
    <style:style style:name="T29" style:family="text">
      <style:text-properties fo:font-variant="normal" fo:text-transform="none" fo:color="#c9211e" style:font-name="courier new" fo:font-size="9.75pt" fo:letter-spacing="normal" fo:font-style="normal" fo:font-weight="normal" officeooo:rsid="002f3cad"/>
    </style:style>
    <style:style style:name="T30" style:family="text">
      <style:text-properties fo:font-variant="normal" fo:text-transform="none" fo:color="#c9211e" style:font-name="courier new" fo:font-size="9.75pt" fo:letter-spacing="normal" fo:font-style="normal" fo:font-weight="normal" officeooo:rsid="00319e4c"/>
    </style:style>
    <style:style style:name="T31" style:family="text">
      <style:text-properties fo:font-variant="normal" fo:text-transform="none" fo:color="#c9211e" style:font-name="courier new" fo:font-size="9.75pt" fo:letter-spacing="normal" fo:font-style="normal" fo:font-weight="normal" officeooo:rsid="00323b18"/>
    </style:style>
    <style:style style:name="T32" style:family="text">
      <style:text-properties fo:font-variant="normal" fo:text-transform="none" fo:color="#c9211e" style:font-name="courier new" fo:font-size="9.75pt" fo:letter-spacing="normal" fo:font-style="normal" fo:font-weight="normal" officeooo:rsid="0035005b"/>
    </style:style>
    <style:style style:name="T33" style:family="text">
      <style:text-properties fo:font-variant="normal" fo:text-transform="none" fo:color="#c9211e" style:font-name="courier new" fo:font-size="9.75pt" fo:letter-spacing="normal" fo:font-style="normal" fo:font-weight="normal" officeooo:rsid="00384c8f"/>
    </style:style>
    <style:style style:name="T34" style:family="text">
      <style:text-properties fo:font-variant="normal" fo:text-transform="none" fo:color="#c9211e" style:font-name="courier new" fo:font-size="9.75pt" fo:letter-spacing="normal" fo:font-style="normal" fo:font-weight="normal" officeooo:rsid="003912a4"/>
    </style:style>
    <style:style style:name="T35" style:family="text">
      <style:text-properties fo:font-variant="normal" fo:text-transform="none" fo:color="#c9211e" style:font-name="Arial" fo:font-size="10pt" fo:letter-spacing="normal" fo:font-style="normal" fo:font-weight="normal" officeooo:rsid="002f3cad"/>
    </style:style>
    <style:style style:name="T36" style:family="text">
      <style:text-properties fo:font-variant="normal" fo:text-transform="none" fo:color="#c9211e" style:font-name="Arial" fo:font-size="10pt" fo:letter-spacing="normal" fo:font-style="normal" fo:font-weight="normal" officeooo:rsid="00355db6"/>
    </style:style>
    <style:style style:name="T37" style:family="text">
      <style:text-properties officeooo:rsid="003bd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5">Требования к системе хоста</text:p>
      <text:p text:style-name="P1"/>
      <text:p text:style-name="P1"><text:tab/>Сборка осуществляется в Docker.</text:p>
      <text:p text:style-name="P1"><text:tab/>Генерация образа осуществляется под <text:span text:style-name="T19">64 битной </text:span>Linux подобной операционной системой.</text:p>
      <text:p text:style-name="P1"><text:tab/>В качестве примера запуска скриптов подразумевается использования операционной системы Ubuntu с поддержкой пакетного менеджера Apt. </text:p>
      <text:p text:style-name="P1"/>
      <text:p text:style-name="P1"/>
      <text:p text:style-name="P5">1. Сборка</text:p>
      <text:p text:style-name="P1"><text:tab/>В операционной хост системе должно быть установлено программное обеспечение для автоматизации развертывания и управления приложениями «Docker». <text:span text:style-name="T19">Для генерации образа компакт флеш необходима утилита «dcfldd». </text:span></text:p>
      <text:p text:style-name="P1"/>
      <text:p text:style-name="P1"><text:tab/>Для установки «Docker» выполните:</text:p>
      <text:p text:style-name="P1"/>
      <text:p text:style-name="P1"><text:tab/>«sudo apt install docker»</text:p>
      <text:p text:style-name="P1"/>
      <text:p text:style-name="P4"><text:tab/><text:span text:style-name="T19">Для установки утилиты «dcfldd» выполните:</text:span></text:p>
      <text:p text:style-name="P4"/>
      <text:p text:style-name="P16"><text:tab/>«sudo apt install dcfldd» </text:p>
      <text:p text:style-name="P4"/>
      <text:p text:style-name="P5"/>
      <text:p text:style-name="P7"><text:span text:style-name="T5"><text:tab/></text:span><text:span text:style-name="T9">Шаг 1. </text:span><text:span text:style-name="T15">Импорт образа, выполните</text:span><text:span text:style-name="T6">:</text:span></text:p>
      <text:p text:style-name="P1"/>
      <text:p text:style-name="P1"><text:tab/>«sudo docker import <text:span text:style-name="T6">image</text:span>.tar --change 'CMD ["/usr/sbin/sshd", "-D"]' <text:span text:style-name="T7">dx_image</text:span>:latest»</text:p>
      <text:p text:style-name="P1"/>
      <text:p text:style-name="P8">где:</text:p>
      <text:p text:style-name="P2"><text:span text:style-name="T6"><text:tab/>«image</text:span>.tar» — <text:span text:style-name="T6">файл контейнера</text:span></text:p>
      <text:p text:style-name="P10"><text:tab/>«dx_image» - <text:span text:style-name="T6">имя создаваемого образа системы</text:span></text:p>
      <text:p text:style-name="P18"/>
      <text:p text:style-name="P9"><text:span text:style-name="T8"><text:tab/>Примечание:</text:span><text:span text:style-name="T6"> перед импортом контейнера убедитесь в наличии свободное места в файловой системе хоста более 80 Гбайт.</text:span></text:p>
      <text:p text:style-name="P9"/>
      <text:p text:style-name="P9"><text:tab/><text:span text:style-name="T9">Шаг 2.</text:span><text:span text:style-name="T15"> Создание контейнера, </text:span><text:span text:style-name="T6">выполните:</text:span></text:p>
      <text:p text:style-name="P9"/>
      <text:p text:style-name="P9"><text:tab/>«sudo docker container create -p 3000:22 --name <text:span text:style-name="T7">dx_builder</text:span> <text:span text:style-name="T14">dx_image»</text:span></text:p>
      <text:p text:style-name="P8">где:</text:p>
      <text:p text:style-name="P8"><text:tab/>«-p 3000:22» <text:s/>- проброс 22 порта в созданный контейнер для возможности подключения к контейнеру по протоколы SSH</text:p>
      <text:p text:style-name="P8"><text:tab/>«dx_builder» - имя создаваемого контейнера</text:p>
      <text:p text:style-name="P8"/>
      <text:p text:style-name="P8"><text:tab/><text:span text:style-name="T10">Шаг 3.</text:span><text:span text:style-name="T16"> Запуск контейнера, выполните:</text:span></text:p>
      <text:p text:style-name="P8"/>
      <text:p text:style-name="P21"><text:tab/>«sudo docker start dx_builder»</text:p>
      <text:p text:style-name="P8"/>
      <text:p text:style-name="P23"><text:span text:style-name="T7">docker exec -it dx_builder /bin/bash</text:span> <text:s text:c="2"/>– <text:s/><text:span text:style-name="T37">запуск SSH</text:span></text:p>
      <text:p text:style-name="P8"/>
      <text:p text:style-name="P8"/>
      <text:p text:style-name="P8"><text:soft-page-break/></text:p>
      <text:p text:style-name="P8"><text:tab/><text:span text:style-name="T10">Шаг 4.</text:span><text:span text:style-name="T16"> Запуск сборки, выполните:</text:span></text:p>
      <text:p text:style-name="P8"><text:tab/>«sudo docker exec -t --user builduser dx_builder /home/builduser/build_all.sh»</text:p>
      <text:p text:style-name="P24"><text:span text:style-name="T23">sudo docker exec -t --user builduser dx_builder find /home/builduser/poky -name CreateSnmpdConf.py</text:span></text:p>
      <text:p text:style-name="P24"><text:span text:style-name="T23">sudo docker exec -t --user builduser dx_builder </text:span><text:span text:style-name="T24">cat</text:span><text:span text:style-name="T23"> <text:s/>/home/builduser/poky/meta-git/recipes-proprietary/src/dxc/filesys/usr/local/bin/tools/CreateSnmpdConf.py</text:span></text:p>
      <text:p text:style-name="P24"><text:span text:style-name="T23"/></text:p>
      <text:p text:style-name="P25"><text:span text:style-name="T29">sudo docker exec -t --user builduser dx_builder sed -i 's/</text:span><text:span text:style-name="T30">31958</text:span><text:span text:style-name="T29">/</text:span><text:span text:style-name="T30">56867</text:span><text:span text:style-name="T29">/g' /home/builduser/poky/meta-git/recipes-proprietary/src/dxc/filesys/usr/local/bin/tools/CreateSnmpdConf.py <text:s text:c="3"/></text:span><text:span text:style-name="T31">(образ получается нерабочий)</text:span></text:p>
      <text:p text:style-name="P24"><text:span text:style-name="T22"/></text:p>
      <text:p text:style-name="P26"><text:span text:style-name="T29">sudo docker exec -t --user builduser dx_builder sed -i 's/</text:span><text:span text:style-name="T30">56867</text:span><text:span text:style-name="T29">/</text:span><text:span text:style-name="T30">31958</text:span><text:span text:style-name="T29">/g' /home/builduser/poky/meta-git/recipes-proprietary/src/dxc/filesys/usr/local/bin/tools/CreateSnmpdConf.py</text:span></text:p>
      <text:p text:style-name="P24"><text:span text:style-name="T22"/></text:p>
      <text:p text:style-name="P27"><text:span text:style-name="T23">sudo docker exec -t --user builduser dx_builder find /home/builduser/poky -name </text:span><text:span text:style-name="T25">SimpleOutput.cpp</text:span></text:p>
      <text:p text:style-name="P27"><text:span text:style-name="T25"/></text:p>
      <text:p text:style-name="P28"><text:span text:style-name="T25">sudo docker exec -t --user builduser dx_builder </text:span><text:span text:style-name="T26">cat</text:span><text:span text:style-name="T25"> <text:s/>/home/builduser/poky/meta-git/recipes-proprietary/src/dxc/core/ControlPlane/TerminalProx/src/SimpleOutput.cpp</text:span></text:p>
      <text:p text:style-name="P28"><text:span text:style-name="T25"/></text:p>
      <text:p text:style-name="P31"><text:span text:style-name="T25">sudo docker exec -t --user builduser dx_builder </text:span><text:span text:style-name="T27">vim</text:span><text:span text:style-name="T28">ды</text:span><text:span text:style-name="T25"> /home/builduser/poky/meta-git/recipes-proprietary/src/dxc/core/ControlPlane/TerminalProx/src/SimpleOutput.cpp</text:span></text:p>
      <text:p text:style-name="P24"><text:span text:style-name="T22"/></text:p>
      <text:p text:style-name="P29"><text:span text:style-name="T29">sudo docker exec -t --user builduser dx_builder sed -i 's/</text:span><text:span text:style-name="T30">#ifdef GIT_AUDIT</text:span><text:span text:style-name="T29">/</text:span><text:span text:style-name="T32">\</text:span><text:span text:style-name="T29">/</text:span><text:span text:style-name="T32">\</text:span><text:span text:style-name="T29">/</text:span><text:span text:style-name="T30">#ifdef GIT_AUDIT</text:span><text:span text:style-name="T29">/g' </text:span><text:span text:style-name="T35">/home/builduser/poky/meta-git/recipes-proprietary/src/dxc/core/ControlPlane/TerminalProx/src/SimpleOutput.cpp</text:span><text:span text:style-name="T36">clear</text:span></text:p>
      <text:p text:style-name="P29"><text:span text:style-name="T35"/></text:p>
      <text:p text:style-name="P30"><text:span text:style-name="T29">sudo docker exec -t --user builduser dx_builder sed -i 's/</text:span><text:span text:style-name="T30">#endif</text:span><text:span text:style-name="T29">/</text:span><text:span text:style-name="T32">\</text:span><text:span text:style-name="T29">/</text:span><text:span text:style-name="T32">\</text:span><text:span text:style-name="T29">/</text:span><text:span text:style-name="T30">#endif</text:span><text:span text:style-name="T29">/g' </text:span><text:span text:style-name="T35">/home/builduser/poky/meta-git/recipes-proprietary/src/dxc/core/ControlPlane/TerminalProx/src/SimpleOutput.cpp</text:span></text:p>
      <text:p text:style-name="P24"><text:span text:style-name="T22"/></text:p>
      <text:p text:style-name="P32"><text:span text:style-name="T35">sudo docker cp dx_builder:/home/builduser/poky/meta-git/recipes-proprietary/src/dxc/core/ControlPlane/TerminalProx/src/SimpleOutput.cpp .</text:span></text:p>
      <text:p text:style-name="P32"><text:span text:style-name="T35"/></text:p>
      <text:p text:style-name="P32"><text:span text:style-name="T35">sudo docker cp SimpleOutput.cpp <text:s/>dx_builder:/home/builduser/poky/meta-git/recipes-proprietary/src/dxc/core/ControlPlane/TerminalProx/src/SimpleOutput.cpp</text:span></text:p>
      <text:p text:style-name="P32"><text:span text:style-name="T35"/></text:p>
      <text:p text:style-name="P32"><text:span text:style-name="T35">GIT_AUDIT</text:span></text:p>
      <text:p text:style-name="P32"><text:span text:style-name="T35"/></text:p>
      <text:p text:style-name="P34"><text:span text:style-name="T29">sudo docker exec -t --user builduser dx_builder </text:span><text:span text:style-name="T33">grep -</text:span><text:span text:style-name="T34">r «</text:span><text:span text:style-name="T33">|_______|» </text:span><text:span text:style-name="T35">/home/builduser/poky</text:span></text:p>
      <text:p text:style-name="P32"><text:span text:style-name="T35"/></text:p>
      <text:p text:style-name="P24"><text:span text:style-name="T22"/></text:p>
      <text:p text:style-name="P6">2. Извлечение рабочих файлов и вспомогательных скриптов из контейнера</text:p>
      <text:p text:style-name="P11"/>
      <text:p text:style-name="P11"><text:span text:style-name="T16"><text:tab/></text:span><text:span text:style-name="T10">Шаг 1.</text:span><text:span text:style-name="T16"> В Вашей рабочей директории создайте папку для хранения файлов, выполните:</text:span></text:p>
      <text:p text:style-name="P11"/>
      <text:p text:style-name="P11"><text:tab/>«mkdir deploy»</text:p>
      <text:p text:style-name="P11"/>
      <text:p text:style-name="P11"><text:tab/><text:span text:style-name="T10">Шаг 2.</text:span><text:span text:style-name="T16"> Вход в директорию, выполните:</text:span></text:p>
      <text:p text:style-name="P11"><text:tab/></text:p>
      <text:p text:style-name="P11"><text:tab/>«cd deploy»</text:p>
      <text:p text:style-name="P11"><text:tab/></text:p>
      <text:p text:style-name="P11"><text:tab/><text:span text:style-name="T10">Шаг 3.</text:span><text:span text:style-name="T16"> Копирование рабочих файлов, выполните:</text:span></text:p>
      <text:p text:style-name="P11"><text:tab/></text:p>
      <text:p text:style-name="P11"><text:tab/>«sudo docker cp dx_builder:/home/builduser/poky/tmp/deploy/images/dxc .»</text:p>
      <text:p text:style-name="P11"/>
      <text:p text:style-name="P12"><text:soft-page-break/><text:span text:style-name="T10"><text:tab/>Шаг </text:span><text:span text:style-name="T11">4</text:span><text:span text:style-name="T10">.</text:span><text:span text:style-name="T16"> Копирование </text:span><text:span text:style-name="T17">вспомогательных</text:span><text:span text:style-name="T16">, выполните:</text:span></text:p>
      <text:p text:style-name="P12"/>
      <text:p text:style-name="P12"><text:tab/>«sudo docker cp dx_builder:/home/builduser/poky/meta-git/scripts/contrib/MakeCfCardImage .»</text:p>
      <text:p text:style-name="P12"/>
      <text:p text:style-name="P12"><text:tab/><text:span text:style-name="T12">Шаг 5.</text:span><text:span text:style-name="T18"> Вход в папку со вспомогательными скриптами, выполните:</text:span></text:p>
      <text:p text:style-name="P12"><text:tab/></text:p>
      <text:p text:style-name="P12"><text:tab/>«cd MakeCfCardImage»</text:p>
      <text:p text:style-name="P12"/>
      <text:p text:style-name="P12"><text:tab/><text:span text:style-name="T13">Шаг 6.</text:span><text:span text:style-name="T19"> Сборка образа компакт флеш, выполните:</text:span></text:p>
      <text:p text:style-name="P12"/>
      <text:p text:style-name="P12"><text:tab/>«sudo ./MakeCfCardImage.sh -y ${PWD/}/../dxc -t ${PWD/}/../outimage/gitcomm»</text:p>
      <text:p text:style-name="P12"/>
      <text:p text:style-name="P12"><text:tab/><text:span text:style-name="T13">Примечание:</text:span><text:span text:style-name="T19"> готовый для прошивки образ компакт флеш находится по пути:</text:span></text:p>
      <text:p text:style-name="P12"/>
      <text:p text:style-name="P12"><text:tab/><text:tab/>«deploy/outimage/gitcomm/MakeCfCardImage/cfcard.img»</text:p>
      <text:p text:style-name="P12"/>
      <text:p text:style-name="P19">3. Прошивка образа компакт флеш</text:p>
      <text:p text:style-name="P13"/>
      <text:p text:style-name="P13"><text:tab/><text:span text:style-name="T20">Прошить образ можно стандартными утилитами под любой операционной системой, позволяющей это сделать.</text:span></text:p>
      <text:p text:style-name="P13"/>
      <text:p text:style-name="P13"><text:tab/><text:span text:style-name="T20">Например, под операционной системой сборки выполните:</text:span></text:p>
      <text:p text:style-name="P13"/>
      <text:p text:style-name="P35"><text:tab/>«sudo dcfldd if=cfcard.img of=/dev/sd<text:span text:style-name="T21">X</text:span>»</text:p>
      <text:p text:style-name="P13"/>
      <text:p text:style-name="P22">где:</text:p>
      <text:p text:style-name="P22"><text:tab/>«cfcard.img» - имя файла образа, полученного на шаге 6 пункта 2 данного документа</text:p>
      <text:p text:style-name="P13"><text:tab/>«/dev/sd<text:span text:style-name="T20">X</text:span>» - <text:span text:style-name="T20">имя устройства подключенного компакт флеш</text:span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72in" style:type="center"/>
          <style:tab-stop style:position="7.7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72in" style:type="center"/>
          <style:tab-stop style:position="7.744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officeooo:paragraph-rsid="002aee20"/>
    </style:style>
    <style:style style:name="MT1" style:family="text">
      <style:text-properties fo:color="#808080" fo:font-style="italic" style:text-underline-style="solid" style:text-underline-width="auto" style:text-underline-color="font-color" officeooo:rsid="00202d12" style:font-style-asian="italic" style:font-style-complex="italic"/>
    </style:style>
    <style:style style:name="MT2" style:family="text">
      <style:text-properties fo:color="#808080" fo:font-style="italic" style:text-underline-style="solid" style:text-underline-width="auto" style:text-underline-color="font-color" officeooo:rsid="00256754" style:font-style-asian="italic" style:font-style-complex="italic"/>
    </style:style>
    <style:style style:name="MT3" style:family="text">
      <style:text-properties fo:color="#808080" fo:font-style="italic" style:text-underline-style="solid" style:text-underline-width="auto" style:text-underline-color="font-color" officeooo:rsid="002aee20" style:font-style-asian="italic" style:font-style-complex="italic"/>
    </style:style>
    <style:style style:name="MT4" style:family="text">
      <style:text-properties fo:color="#808080" style:text-underline-style="solid" style:text-underline-width="auto" style:text-underline-color="font-color" officeooo:rsid="0025675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3272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«Сборка образа DX» </text:span><text:span text:style-name="MT2">Версия документа: 1</text:span><text:span text:style-name="MT3">. <text:s/>Последние изменения</text:span><text:span text:style-name="MT2">: </text:span><text:span text:style-name="MT1">31-01-2023</text:span><text:span text:style-name="MT4"><text:tab/><text:tab/><text:tab/></text:span><text:span text:style-name="MT3">стр. </text:span><text:span text:style-name="MT3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22:55:20.700716110</meta:creation-date>
    <meta:generator>LibreOffice/6.4.7.2$Linux_X86_64 LibreOffice_project/40$Build-2</meta:generator>
    <dc:date>2023-04-19T17:19:18.933099719</dc:date>
    <meta:editing-duration>PT22H44M25S</meta:editing-duration>
    <meta:editing-cycles>18</meta:editing-cycles>
    <meta:document-statistic meta:table-count="0" meta:image-count="0" meta:object-count="0" meta:page-count="3" meta:paragraph-count="66" meta:word-count="461" meta:character-count="4540" meta:non-whitespace-character-count="4091"/>
  </office:meta>
</office:document-meta>
</file>